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57mm"/>
    </style:style>
    <style:style style:name="co2" style:family="table-column">
      <style:table-column-properties fo:break-before="auto" style:column-width="26.02mm"/>
    </style:style>
    <style:style style:name="co3" style:family="table-column">
      <style:table-column-properties fo:break-before="auto" style:column-width="214.05mm"/>
    </style:style>
    <style:style style:name="co4" style:family="table-column">
      <style:table-column-properties fo:break-before="auto" style:column-width="40.89mm"/>
    </style:style>
    <style:style style:name="ro1" style:family="table-row">
      <style:table-row-properties style:row-height="5.08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1003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éances : </text:p>
          </table:table-cell>
          <table:table-cell office:value-type="string" calcext:value-type="string">
            <text:p>Date : </text:p>
          </table:table-cell>
          <table:table-cell office:value-type="string" calcext:value-type="string">
            <text:p>Tâches à faire : 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20-01-30" calcext:value-type="date">
            <text:p>30/01/2020</text:p>
          </table:table-cell>
          <table:table-cell office:value-type="string" calcext:value-type="string">
            <text:p>Parler du projet et réfléchir aux fonction pour le demarrage du jeu et aux structures de données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office:value-type="string" calcext:value-type="string">
            <text:p>Concevoir/coder/tester les fonctions pour le demarrage du jeu et les structures de données (matrice ..)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date" office:date-value="2020-02-03" calcext:value-type="date">
            <text:p>03/02/2020</text:p>
          </table:table-cell>
          <table:table-cell office:value-type="string" calcext:value-type="string">
            <text:p>Concevoir/coder/tester les fonctions pour le mode normale (c’est-à-dire 1 vs 1).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date" office:date-value="2020-02-13" calcext:value-type="date">
            <text:p>13/02/2020</text:p>
          </table:table-cell>
          <table:table-cell office:value-type="string" calcext:value-type="string">
            <text:p>Tester toutes les fonctions du mode normale ( 1 vs 1)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office:value-type="string" calcext:value-type="string">
            <text:p>en autonomie <text:s text:c="7"/>4</text:p>
          </table:table-cell>
          <table:table-cell table:style-name="ce1" office:value-type="date" office:date-value="2020-02-14" calcext:value-type="date">
            <text:p>14/02/2020</text:p>
          </table:table-cell>
          <table:table-cell office:value-type="string" calcext:value-type="string">
            <text:p>Commenter jeu.c /ModeNormale.c/structD.h, Tester les cas d'entrée pour l'utilisateur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office:value-type="string" calcext:value-type="string">
            <text:p>en autonomie <text:s text:c="7"/>5</text:p>
          </table:table-cell>
          <table:table-cell table:style-name="ce1" office:value-type="date" office:date-value="2020-03-06" calcext:value-type="date">
            <text:p>06/03/2020</text:p>
          </table:table-cell>
          <table:table-cell office:value-type="string" calcext:value-type="string">
            <text:p>Concevoir/coder/tester les fonction pour le mode a 4 J avec fonctionnalité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date" office:date-value="2020-03-12" calcext:value-type="date">
            <text:p>12/03/2020</text:p>
          </table:table-cell>
          <table:table-cell office:value-type="string" calcext:value-type="string">
            <text:p>Concevoir/coder/tester les fonction pour le mode a 4 J avec fonctionnalité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date" office:date-value="2020-03-18" calcext:value-type="date">
            <text:p>18/03/2020</text:p>
          </table:table-cell>
          <table:table-cell office:value-type="string" calcext:value-type="string">
            <text:p>Prendre en main la SDL et commencez a crée le jeu en interface graphiqu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date" office:date-value="2020-03-25" calcext:value-type="date">
            <text:p>25/03/2020</text:p>
          </table:table-cell>
          <table:table-cell office:value-type="string" calcext:value-type="string">
            <text:p>Définir une IA 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date" office:date-value="2020-03-27" calcext:value-type="date">
            <text:p>27/03/2020</text:p>
          </table:table-cell>
          <table:table-cell office:value-type="string" calcext:value-type="string">
            <text:p>Integrer L'IA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date" office:date-value="2020-04-02" calcext:value-type="date">
            <text:p>02/04/2020</text:p>
          </table:table-cell>
          <table:table-cell office:value-type="string" calcext:value-type="string">
            <text:p>séance réserver au test (teste de différents mode de jeu avec tous les erreurs possibles)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date" office:date-value="2020-04-09" calcext:value-type="date">
            <text:p>09/04/2020</text:p>
          </table:table-cell>
          <table:table-cell office:value-type="string" calcext:value-type="string">
            <text:p>séance réserver au test (teste de différents mode de jeu avec tous les erreurs possibles)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date" office:date-value="2020-04-22" calcext:value-type="date">
            <text:p>22/04/2020</text:p>
          </table:table-cell>
          <table:table-cell office:value-type="string" calcext:value-type="string">
            <text:p>Preparer le compte rendu et la présentation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xXoR ufacik</meta:initial-creator>
    <meta:creation-date>2020-02-21T14:44:10</meta:creation-date>
    <dc:date>2020-03-12T09:43:45.673115111</dc:date>
    <meta:generator>LibreOffice/6.0.7.3$Linux_X86_64 LibreOffice_project/00m0$Build-3</meta:generator>
    <meta:editing-duration>PT7M18S</meta:editing-duration>
    <meta:editing-cycles>1</meta:editing-cycles>
    <meta:document-statistic meta:table-count="1" meta:cell-count="4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